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74fb" officeooo:paragraph-rsid="001574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>use cricket;</text:p>
      <text:p text:style-name="P1"/>
      <text:p text:style-name="P1">CREATE TABLE <text:s/>`tournament`(</text:p>
      <text:p text:style-name="P1">`tournament_id` INT(10) NOT NULL AUTO_INCREMENT ,</text:p>
      <text:p text:style-name="P1">`tournament_name` VARCHAR(30) NOT NULL,</text:p>
      <text:p text:style-name="P1">`tournament_location` VARCHAR(30) NOT NULL,</text:p>
      <text:p text:style-name="P1">`tournament_startdate` DATE,</text:p>
      <text:p text:style-name="P1">`tournament_enddate` DATE,</text:p>
      <text:p text:style-name="P1">PRIMARY KEY (`tournament_id`)</text:p>
      <text:p text:style-name="P1">);</text:p>
      <text:p text:style-name="P1"/>
      <text:p text:style-name="P1">INSERT INTO tournament </text:p>
      <text:p text:style-name="P1"><text:s text:c="2"/>(tournament_name, tournament_location, tournament_startdate, tournament_enddate) </text:p>
      <text:p text:style-name="P1"><text:s text:c="2"/>VALUES ('T20 World Cup','England', '2013-10-05','2013-10-20'), <text:s/></text:p>
      <text:p text:style-name="P1"><text:s text:c="8"/>('ICC Champions Trophy', 'Australia','2015-06-01','2015-06-15'), <text:s text:c="2"/></text:p>
      <text:p text:style-name="P1"><text:s text:c="8"/>('Indian Premier League','India', '2016-04-05','2016-04-20');</text:p>
      <text:p text:style-name="P1"/>
      <text:p text:style-name="P1"/>
      <text:p text:style-name="P1">CREATE TABLE `coach`(</text:p>
      <text:p text:style-name="P1">`coach_id` INT(10) NOT NULL AUTO_INCREMENT,</text:p>
      <text:p text:style-name="P1">`coach_name` VARCHAR(250) NOT NULL,</text:p>
      <text:p text:style-name="P1">`coach_country` VARCHAR(250) NOT NULL,</text:p>
      <text:p text:style-name="P1"/>
      <text:p text:style-name="P1"><text:s/>PRIMARY KEY (`coach_id`)</text:p>
      <text:p text:style-name="P1">);</text:p>
      <text:p text:style-name="P1"/>
      <text:p text:style-name="P1"/>
      <text:p text:style-name="P1">INSERT INTO coach</text:p>
      <text:p text:style-name="P1">(coach_name,coach_country)</text:p>
      <text:p text:style-name="P1">VALUES</text:p>
      <text:p text:style-name="P1"><text:s text:c="3"/>('Ravi Shastri','India'),</text:p>
      <text:p text:style-name="P1"><text:s text:c="3"/>('Darren Lehmann','Australia'),</text:p>
      <text:p text:style-name="P1"><text:s text:c="3"/>('Mickey Arthur','SouthAfrica'),</text:p>
      <text:p text:style-name="P1"><text:s text:c="3"/>('Trevor Bayliss','Australian'),</text:p>
      <text:p text:style-name="P1"><text:s text:c="3"/>('Stephen Fleming','New Zealand'),</text:p>
      <text:p text:style-name="P1"><text:s text:c="3"/>('Daniel Vettori','New Zealand'),</text:p>
      <text:p text:style-name="P1"><text:s text:c="3"/>('Mahela Jayawardene','SriLanka'),</text:p>
      <text:p text:style-name="P1"><text:s text:c="3"/>('Jacques Kallis','SouthAfrica');</text:p>
      <text:p text:style-name="P1"/>
      <text:p text:style-name="P1"/>
      <text:p text:style-name="P1"/>
      <text:p text:style-name="P1">CREATE TABLE `venue`(</text:p>
      <text:p text:style-name="P1">`venue_id` INT(10) NOT NULL AUTO_INCREMENT,</text:p>
      <text:p text:style-name="P1">`venue_capacity` INT(250) NOT NULL,</text:p>
      <text:p text:style-name="P1">`venue_name` VARCHAR(250) NOT NULL,</text:p>
      <text:p text:style-name="P1"><text:soft-page-break/><text:s/>`venue_country` VARCHAR(250) NOT NULL,</text:p>
      <text:p text:style-name="P1"><text:s text:c="2"/>`venue_city` VARCHAR(250) NOT NULL,</text:p>
      <text:p text:style-name="P1"><text:s/>PRIMARY KEY (`venue_id`)</text:p>
      <text:p text:style-name="P1">);</text:p>
      <text:p text:style-name="P1"/>
      <text:p text:style-name="P1"/>
      <text:p text:style-name="P1">INSERT INTO venue</text:p>
      <text:p text:style-name="P1">(venue_capacity, venue_name, venue_country, venue_city)</text:p>
      <text:p text:style-name="P1">values</text:p>
      <text:p text:style-name="P1">('55000', 'Feroz Shah Kotla Ground', 'India', 'Delhi'),</text:p>
      <text:p text:style-name="P1">('28000', 'Saurashtra Cricket Association Stadium', 'India', 'Rajkot'),</text:p>
      <text:p text:style-name="P1">('25000', 'K. D. Singh Babu Stadium', 'India', 'Lucknow'),</text:p>
      <text:p text:style-name="P1">('18000', 'Roop Singh Stadium', 'India', 'Gwalior'),</text:p>
      <text:p text:style-name="P1">('38000', 'MA Chidambaram Stadium', 'India', 'Chennai'),</text:p>
      <text:p text:style-name="P1">('24500', 'WACA Ground', 'Australia', 'Perth'),</text:p>
      <text:p text:style-name="P1">('20000', 'Bellerive Oval', 'Australia', 'Bellerive'),</text:p>
      <text:p text:style-name="P1">('100024','Melbourne Cricket Ground', 'Australia', 'Melbourne'),</text:p>
      <text:p text:style-name="P1">('48000', 'Sydney Cricket Ground', 'Australia', 'Sydney'),</text:p>
      <text:p text:style-name="P1">('25000', 'The Oval', 'England' ,'London'),</text:p>
      <text:p text:style-name="P1">('25000', 'Rose Bowl', 'England', 'Southampton'),</text:p>
      <text:p text:style-name="P1">('22000', 'Old Trafford', 'England', 'Manchester'),</text:p>
      <text:p text:style-name="P1">('67000', 'Gaddafi Stadium', 'Pakistan', 'Lahore'),</text:p>
      <text:p text:style-name="P1">('34228', 'Karachi National Stadium', 'Pakistan', 'Karachi');</text:p>
      <text:p text:style-name="P1"/>
      <text:p text:style-name="P1"/>
      <text:p text:style-name="P1"/>
      <text:p text:style-name="P1"/>
      <text:p text:style-name="P1">CREATE TABLE `umpire`(</text:p>
      <text:p text:style-name="P1">`umpire_id` INT(10) NOT NULL AUTO_INCREMENT,</text:p>
      <text:p text:style-name="P1">`umpire_name` VARCHAR(250) NOT NULL,</text:p>
      <text:p text:style-name="P1">`umpire_country` VARCHAR(250) NOT NULL,</text:p>
      <text:p text:style-name="P1">`matches_controlled` <text:s/>INT(10) NOT NULL,</text:p>
      <text:p text:style-name="P1"><text:s/>PRIMARY KEY (`umpire_id`)</text:p>
      <text:p text:style-name="P1">);</text:p>
      <text:p text:style-name="P1"/>
      <text:p text:style-name="P1">INSERT INTO umpire</text:p>
      <text:p text:style-name="P1">(umpire_name,umpire_country,matches_controlled)</text:p>
      <text:p text:style-name="P1">VALUES</text:p>
      <text:p text:style-name="P1">('John Hampshire','England','20'),</text:p>
      <text:p text:style-name="P1">('Jack Collins','Australia','25'),</text:p>
      <text:p text:style-name="P1">('Simon Taufel','Australia','174'),</text:p>
      <text:p text:style-name="P1">('Suresh Shastri','India','19'),</text:p>
      <text:p text:style-name="P1">('Chris Brown','New Zealand','16'),</text:p>
      <text:p text:style-name="P1">('Shakoor Rana','Pakistan','28'),</text:p>
      <text:p text:style-name="P1">('Shaun George','South Africa','24'),</text:p>
      <text:p text:style-name="P1">('Gamini Silva','Sri Lanka','22'),</text:p>
      <text:p text:style-name="P1">('David Archer','West Indies','20'),</text:p>
      <text:p text:style-name="P1">('Simon Fry','Australia','124'),</text:p>
      <text:p text:style-name="P1">('Shaun George','South Africa','187'),</text:p>
      <text:p text:style-name="P1"><text:soft-page-break/>('Joel Wilson','West Indies','87'),</text:p>
      <text:p text:style-name="P1">('Devinder Sharma','India','34'),</text:p>
      <text:p text:style-name="P1">('Wayne Knights','New Zealand','84'),</text:p>
      <text:p text:style-name="P1">('Saleem Badar','Pakistan','29'),</text:p>
      <text:p text:style-name="P1">('Masroor Ali','Pakistan','56'),</text:p>
      <text:p text:style-name="P1">('Ian Howell','South Africa','66'),</text:p>
      <text:p text:style-name="P1">('Paul Reiffel','Australia','32'),</text:p>
      <text:p text:style-name="P1">('Charles Bannerman',' Australia','12'),</text:p>
      <text:p text:style-name="P1">('Ram Babu Gupta','India','20'),</text:p>
      <text:p text:style-name="P1">('Harry Butt','England','6'),</text:p>
      <text:p text:style-name="P1">('George Cooper','Australia','2'),</text:p>
      <text:p text:style-name="P1">('Nitin Menon','India','29'),</text:p>
      <text:p text:style-name="P1">('Steve Davis','Australia','7'),</text:p>
      <text:p text:style-name="P1">('Russell Tiffin','Zimbabwe','30'),</text:p>
      <text:p text:style-name="P1">('Kumar Dharmasena','Sri Lanka','87'),</text:p>
      <text:p text:style-name="P1">('Johan Cloete','South Africa','17');</text:p>
      <text:p text:style-name="P1"/>
      <text:p text:style-name="P1">CREATE TABLE `team`(</text:p>
      <text:p text:style-name="P1">`team_id` INT(10) NOT NULL AUTO_INCREMENT,</text:p>
      <text:p text:style-name="P1">`team_name` VARCHAR(250) NOT NULL,</text:p>
      <text:p text:style-name="P1">`team_country` VARCHAR(250) NOT NULL,</text:p>
      <text:p text:style-name="P1">`team_type` VARCHAR(250) NOT NULL,</text:p>
      <text:p text:style-name="P1"/>
      <text:p text:style-name="P1">`coach_id` INT(10) <text:s/>NOT NULL,</text:p>
      <text:p text:style-name="P1">CONSTRAINT FK_coachteam FOREIGN KEY (coach_id)</text:p>
      <text:p text:style-name="P1"><text:s text:c="4"/>REFERENCES coach(coach_id),</text:p>
      <text:p text:style-name="P1"><text:s/>PRIMARY KEY (`team_id`)</text:p>
      <text:p text:style-name="P1">);</text:p>
      <text:p text:style-name="P1"/>
      <text:p text:style-name="P1">INSERT INTO team </text:p>
      <text:p text:style-name="P1">(team_name,team_country,team_type,coach_id)</text:p>
      <text:p text:style-name="P1">VALUES</text:p>
      <text:p text:style-name="P1">('India','India','International',1),</text:p>
      <text:p text:style-name="P1"><text:s text:c="2"/>('Australia','Australia','International',2),</text:p>
      <text:p text:style-name="P1"><text:s text:c="2"/>('England','England','International',3),</text:p>
      <text:p text:style-name="P1"><text:s text:c="2"/>('Pakistan','Pakistan','International',4),</text:p>
      <text:p text:style-name="P1"><text:s text:c="2"/>('Chennai Super Kings','India','Domestic',5),</text:p>
      <text:p text:style-name="P1"><text:s text:c="2"/>('Royal Challengers Bangalore','India','Domestic',6),</text:p>
      <text:p text:style-name="P1"><text:s text:c="2"/>('Mumbai Indians','India','Domestic',7),</text:p>
      <text:p text:style-name="P1"><text:s text:c="2"/>('Kolkata Knight Riders','India','Domestic',8);</text:p>
      <text:p text:style-name="P1"/>
      <text:p text:style-name="P1"/>
      <text:p text:style-name="P1"/>
      <text:p text:style-name="P1">CREATE TABLE `matches`(</text:p>
      <text:p text:style-name="P1">`match_id` INT(10) NOT NULL AUTO_INCREMENT,</text:p>
      <text:p text:style-name="P1">`match_date` DATE,</text:p>
      <text:p text:style-name="P1"/>
      <text:p text:style-name="P1">`tournament_id` INT(10) NOT NULL,</text:p>
      <text:p text:style-name="P1">CONSTRAINT FK_tournamentmatch FOREIGN KEY (tournament_id)</text:p>
      <text:p text:style-name="P1"><text:soft-page-break/><text:s text:c="4"/>REFERENCES tournament(tournament_id),</text:p>
      <text:p text:style-name="P1">`venue_id` INT(10) NOT NULL,</text:p>
      <text:p text:style-name="P1">CONSTRAINT FK_venuematch FOREIGN KEY (venue_id)</text:p>
      <text:p text:style-name="P1"><text:s text:c="4"/>REFERENCES venue(venue_id),</text:p>
      <text:p text:style-name="P1">`umpire_id` INT(10) NOT NULL,</text:p>
      <text:p text:style-name="P1">CONSTRAINT FK_umpirematch FOREIGN KEY (umpire_id)</text:p>
      <text:p text:style-name="P1"><text:s text:c="4"/>REFERENCES umpire(umpire_id),</text:p>
      <text:p text:style-name="P1">`team1_id` INT(10) NOT NULL,</text:p>
      <text:p text:style-name="P1">CONSTRAINT FK_team1match FOREIGN KEY (team1_id)</text:p>
      <text:p text:style-name="P1"><text:s text:c="4"/>REFERENCES team(team_id),</text:p>
      <text:p text:style-name="P1">`team2_id` INT(10) NOT NULL,</text:p>
      <text:p text:style-name="P1">CONSTRAINT FK_team2match FOREIGN KEY (team2_id)</text:p>
      <text:p text:style-name="P1"><text:s text:c="4"/>REFERENCES team(team_id),</text:p>
      <text:p text:style-name="P1"><text:s/>PRIMARY KEY (`match_id`)</text:p>
      <text:p text:style-name="P1"/>
      <text:p text:style-name="P1">);</text:p>
      <text:p text:style-name="P1"/>
      <text:p text:style-name="P1"/>
      <text:p text:style-name="P1">INSERT INTO matches</text:p>
      <text:p text:style-name="P1">(match_date,tournament_id,venue_id,umpire_id,team1_id,team2_id)</text:p>
      <text:p text:style-name="P1">VALUES</text:p>
      <text:p text:style-name="P1">('2013-10-05',1,10,7,1,4),</text:p>
      <text:p text:style-name="P1">('2013-10-11',1,12,18,2,3),</text:p>
      <text:p text:style-name="P1">('2013-10-20',1,11,5,1,2),</text:p>
      <text:p text:style-name="P1"><text:s/></text:p>
      <text:p text:style-name="P1">('2015-06-01',2,6,13,1,2),</text:p>
      <text:p text:style-name="P1">('2015-06-10',2,7,10,3,4),</text:p>
      <text:p text:style-name="P1">('2015-06-15',2,8,16,2,3),</text:p>
      <text:p text:style-name="P1"><text:s/></text:p>
      <text:p text:style-name="P1">('2016-04-05',3,3,1,5,7),</text:p>
      <text:p text:style-name="P1">('2016-04-10',3,4,24,6,8),</text:p>
      <text:p text:style-name="P1">('2016-04-20',3,5,8,5,6);</text:p>
      <text:p text:style-name="P1"/>
      <text:p text:style-name="P1"/>
      <text:p text:style-name="P1"/>
      <text:p text:style-name="P1"/>
      <text:p text:style-name="P1"/>
      <text:p text:style-name="P1">CREATE table `players`(</text:p>
      <text:p text:style-name="P1">`players_id` INT(10) NOT null auto_increment,</text:p>
      <text:p text:style-name="P1">`players_name` VARCHAR(40) NOT NULL,</text:p>
      <text:p text:style-name="P1">`players_age` INT(10) NOT NULL,</text:p>
      <text:p text:style-name="P1">`players_type` VARCHAR(50) NOT NULL,</text:p>
      <text:p text:style-name="P1"/>
      <text:p text:style-name="P1">PRIMARY KEY (`players_id`)</text:p>
      <text:p text:style-name="P1">);</text:p>
      <text:p text:style-name="P1"/>
      <text:p text:style-name="P1"/>
      <text:p text:style-name="P1"/>
      <text:p text:style-name="P1">INSERT INTO players</text:p>
      <text:p text:style-name="P1"><text:soft-page-break/>(players_name, players_age, players_type)</text:p>
      <text:p text:style-name="P1">values</text:p>
      <text:p text:style-name="P1">('Mahendra Singh Dhoni','31','Domestic, International'), </text:p>
      <text:p text:style-name="P1">('Shikhar Dhawan','37','International'), </text:p>
      <text:p text:style-name="P1">('Bhuvneshwar Kumar','23','International'), </text:p>
      <text:p text:style-name="P1">('Rohit Sharma','26','Domestic, International'), </text:p>
      <text:p text:style-name="P1">('Virat Kohli','24','Domestic, International'), </text:p>
      <text:p text:style-name="P1">('Ravindra Jadeja','24','Domestic, International'), </text:p>
      <text:p text:style-name="P1">('Ravichandran Ashwin','27','Domestic, International'), </text:p>
      <text:p text:style-name="P1">('Umesh Yadav','25','International'), </text:p>
      <text:p text:style-name="P1">('Yuvraj Singh','35','Domestic, International'), </text:p>
      <text:p text:style-name="P1">('Hardik Pandya','23','International'), </text:p>
      <text:p text:style-name="P1">('Jasprit Bumrah','24','Domestic, International'), </text:p>
      <text:p text:style-name="P1">('James Pattinson','26','International'), </text:p>
      <text:p text:style-name="P1">('Marcus Stoinis','27','International'), </text:p>
      <text:p text:style-name="P1">('Steven Smith','37','International'), </text:p>
      <text:p text:style-name="P1">('Adam Zampa','25','International'), </text:p>
      <text:p text:style-name="P1">('David Warner','30','International'), </text:p>
      <text:p text:style-name="P1">('Aaron Finch','27','International'), </text:p>
      <text:p text:style-name="P1">('Josh Hazlewood','26','Domestic, International'), </text:p>
      <text:p text:style-name="P1">('Glenn Maxwell','28','International'), </text:p>
      <text:p text:style-name="P1">('Mitchell Starc','27','Domestic, International'), </text:p>
      <text:p text:style-name="P1">('Moises Henriques','30','International'), </text:p>
      <text:p text:style-name="P1">('Matthew Wade','29','International'), </text:p>
      <text:p text:style-name="P1">('Eoin Morgan','30','International'), </text:p>
      <text:p text:style-name="P1">('Jonny Bairstow','27','International'), </text:p>
      <text:p text:style-name="P1">('Moeen Ali','29','International'), </text:p>
      <text:p text:style-name="P1">('Jos Buttler','26','Domestic, International'), </text:p>
      <text:p text:style-name="P1">('Alex Hales','28','International'), </text:p>
      <text:p text:style-name="P1">('Joe Root','26','International'), </text:p>
      <text:p text:style-name="P1">('Ben Stokes','25','International'), </text:p>
      <text:p text:style-name="P1">('Liam Plunkett','32','International'), </text:p>
      <text:p text:style-name="P1">('Jake Ball','26','International'), </text:p>
      <text:p text:style-name="P1">('David Willey','27','International'), </text:p>
      <text:p text:style-name="P1">('Chris Woakes','28','International'), </text:p>
      <text:p text:style-name="P1">('Sarfraz Ahmed','29','International'), </text:p>
      <text:p text:style-name="P1">('Azhar Ali','32','International'), </text:p>
      <text:p text:style-name="P1">('Fakhar Zaman','27','International'), </text:p>
      <text:p text:style-name="P1">('Babar Azam','22','International'), </text:p>
      <text:p text:style-name="P1">('Imad Wasim','28','International'), </text:p>
      <text:p text:style-name="P1">('Junaid Khan','27','International'), </text:p>
      <text:p text:style-name="P1">('Mohammad Hafeez','36','International'), </text:p>
      <text:p text:style-name="P1">('Shadab Khan','18','International'), </text:p>
      <text:p text:style-name="P1">('Rumman Raees','25','International'), </text:p>
      <text:p text:style-name="P1">('Shoaib Malik','35','International'), </text:p>
      <text:p text:style-name="P1">('Umar Akmal','26','International'), </text:p>
      <text:p text:style-name="P1">('Dwayne Bravo','30','Domestic'), </text:p>
      <text:p text:style-name="P1">('David Hussey','36','Domestic'), </text:p>
      <text:p text:style-name="P1">('Suresh Raina','27','Domestic'), </text:p>
      <text:p text:style-name="P1"><text:soft-page-break/>('Mohit Sharma','25','Domestic'), </text:p>
      <text:p text:style-name="P1">('Dwayne Smith','31','Domestic'), </text:p>
      <text:p text:style-name="P1">('Brendon McCullum','32','Domestic'), </text:p>
      <text:p text:style-name="P1">('Ashish Nehra','35','Domestic'), </text:p>
      <text:p text:style-name="P1">('Faf du Plessis','29','Domestic'), </text:p>
      <text:p text:style-name="P1">('AB de Villiers','30','Domestic'), </text:p>
      <text:p text:style-name="P1">('Chris Gayle','34','Domestic'), </text:p>
      <text:p text:style-name="P1">('Albie Morkel','32','Domestic'), </text:p>
      <text:p text:style-name="P1">('Ashok Dinda','30','Domestic'), </text:p>
      <text:p text:style-name="P1">('Varun Aaron','24','Domestic'), </text:p>
      <text:p text:style-name="P1">('Parthiv Patel','29','Domestic'), </text:p>
      <text:p text:style-name="P1">('Manoj Tiwary','27','Domestic'), </text:p>
      <text:p text:style-name="P1">('Harshal Patel','24','Domestic'), </text:p>
      <text:p text:style-name="P1">('Harbhajan Singh','33','Domestic'), </text:p>
      <text:p text:style-name="P1">('Michael Hussey','38','Domestic'), </text:p>
      <text:p text:style-name="P1">('Lasith Malinga','30','Domestic'), </text:p>
      <text:p text:style-name="P1">('Ambati Rayudu','28','Domestic'), </text:p>
      <text:p text:style-name="P1">('Zaheer Khan','35','Domestic' ), </text:p>
      <text:p text:style-name="P1">('Ben Dunk','27','Domestic'), </text:p>
      <text:p text:style-name="P1">('Martin Guptill','29','Domestic'), </text:p>
      <text:p text:style-name="P1">('Gautam Gambhir','34','Domestic'), </text:p>
      <text:p text:style-name="P1">('Brad Hogg','45','Domestic'), </text:p>
      <text:p text:style-name="P1">('Morne Morkel','31','Domestic'), </text:p>
      <text:p text:style-name="P1">('Manish Pandey','27','Domestic'), </text:p>
      <text:p text:style-name="P1">('Sunil Narine','27','Domestic'), </text:p>
      <text:p text:style-name="P1">('Yusuf Pathan','33','Domestic'), </text:p>
      <text:p text:style-name="P1">('Andre Russell','27','Domestic'), </text:p>
      <text:p text:style-name="P1">('Piyush Chawla','27','Domestic'), </text:p>
      <text:p text:style-name="P1">('Kuldeep Yadav','21','Domestic'), </text:p>
      <text:p text:style-name="P1">('Jason Holder','24','Domestic'), </text:p>
      <text:p text:style-name="P1">('Chris Lynn','25','Domestic'), </text:p>
      <text:p text:style-name="P1">('Sheldon Jackson','29','Domestic'); </text:p>
      <text:p text:style-name="P1"/>
      <text:p text:style-name="P1"/>
      <text:p text:style-name="P1">CREATE TABLE `teammapping`</text:p>
      <text:p text:style-name="P1">(`teammapping_id` INT(10) NOT NULL AUTO_INCREMENT,</text:p>
      <text:p text:style-name="P1">`players_id` INT(10) NOT NULL,</text:p>
      <text:p text:style-name="P1">constraint FK_playersteammapping foreign key(players_id)</text:p>
      <text:p text:style-name="P1">references players(players_id),</text:p>
      <text:p text:style-name="P1">`teammapping_domestic` INT(10) DEFAULT NULL,</text:p>
      <text:p text:style-name="P1">CONSTRAINT FK_teamteammapping FOREIGN KEY (teammapping_domestic)</text:p>
      <text:p text:style-name="P1">references team(team_id),</text:p>
      <text:p text:style-name="P1"/>
      <text:p text:style-name="P1">`teammapping_international` INT(10) DEFAULT NULL,</text:p>
      <text:p text:style-name="P1">CONSTRAINT FK_team1teammapping FOREIGN KEY(teammapping_international)</text:p>
      <text:p text:style-name="P1">REFERENCES team(team_id),</text:p>
      <text:p text:style-name="P1"/>
      <text:p text:style-name="P1">PRIMARY KEY(`teammapping_id`)</text:p>
      <text:p text:style-name="P1">);</text:p>
      <text:p text:style-name="P1"><text:soft-page-break/></text:p>
      <text:p text:style-name="P1"/>
      <text:p text:style-name="P1">INSERT INTO teammapping</text:p>
      <text:p text:style-name="P1">(players_id, teammapping_domestic, teammapping_international)</text:p>
      <text:p text:style-name="P1">values</text:p>
      <text:p text:style-name="P1">(1,5,1),</text:p>
      <text:p text:style-name="P1">(2,NULL,1),</text:p>
      <text:p text:style-name="P1">(3,NULL,1),</text:p>
      <text:p text:style-name="P1">(4,7,1),</text:p>
      <text:p text:style-name="P1">(5,6,1),</text:p>
      <text:p text:style-name="P1">(6,5,1),</text:p>
      <text:p text:style-name="P1">(7,5,1),</text:p>
      <text:p text:style-name="P1">(8,NULL,1),</text:p>
      <text:p text:style-name="P1">(9,6,1),</text:p>
      <text:p text:style-name="P1">(10, NULL,1),</text:p>
      <text:p text:style-name="P1">(11,7,1),</text:p>
      <text:p text:style-name="P1">(12,NULL,2),</text:p>
      <text:p text:style-name="P1">(13,NULL,2),</text:p>
      <text:p text:style-name="P1">(14,NULL,2),</text:p>
      <text:p text:style-name="P1">(15,NULL,2),</text:p>
      <text:p text:style-name="P1">(16,NULL,2),</text:p>
      <text:p text:style-name="P1">(17,NULL,2),</text:p>
      <text:p text:style-name="P1">(18,7,2),</text:p>
      <text:p text:style-name="P1">(19,NULL,2),</text:p>
      <text:p text:style-name="P1">(20,6,2),</text:p>
      <text:p text:style-name="P1">(21,NULL,2),</text:p>
      <text:p text:style-name="P1">(22,NULL,2),</text:p>
      <text:p text:style-name="P1">(23,NULL,3),</text:p>
      <text:p text:style-name="P1">(24,NULL,3),</text:p>
      <text:p text:style-name="P1">(25,NULL,3),</text:p>
      <text:p text:style-name="P1">(26,7,3),</text:p>
      <text:p text:style-name="P1">(27,NULL,3),</text:p>
      <text:p text:style-name="P1">(28,NULL,3),</text:p>
      <text:p text:style-name="P1">(29,NULL,3),</text:p>
      <text:p text:style-name="P1">(30,NULL,3),</text:p>
      <text:p text:style-name="P1">(31,NULL,3),</text:p>
      <text:p text:style-name="P1">(32,NULL,3),</text:p>
      <text:p text:style-name="P1">(33,NULL,3),</text:p>
      <text:p text:style-name="P1">(34,NULL,4),</text:p>
      <text:p text:style-name="P1">(35,NULL,4),</text:p>
      <text:p text:style-name="P1">(36,NULL,4),</text:p>
      <text:p text:style-name="P1">(37,NULL,4),</text:p>
      <text:p text:style-name="P1">(38,NULL,4),</text:p>
      <text:p text:style-name="P1">(39,NULL,4),</text:p>
      <text:p text:style-name="P1">(40,NULL,4),</text:p>
      <text:p text:style-name="P1">(41,NULL,4),</text:p>
      <text:p text:style-name="P1">(42,NULL,4),</text:p>
      <text:p text:style-name="P1">(43,NULL,4),</text:p>
      <text:p text:style-name="P1">(44,NULL,4),</text:p>
      <text:p text:style-name="P1"><text:soft-page-break/>(45,5,NULL),</text:p>
      <text:p text:style-name="P1">(46,5,NULL),</text:p>
      <text:p text:style-name="P1">(47,5,NULL),</text:p>
      <text:p text:style-name="P1">(48,5,NULL),</text:p>
      <text:p text:style-name="P1">(49,5,NULL),</text:p>
      <text:p text:style-name="P1">(50,5,NULL),</text:p>
      <text:p text:style-name="P1">(51,5,NULL),</text:p>
      <text:p text:style-name="P1">(52,5,NULL),</text:p>
      <text:p text:style-name="P1">(53,6,NULL),</text:p>
      <text:p text:style-name="P1">(54,6,NULL),</text:p>
      <text:p text:style-name="P1">(55,6,NULL),</text:p>
      <text:p text:style-name="P1">(56,6,NULL),</text:p>
      <text:p text:style-name="P1">(57,6,NULL),</text:p>
      <text:p text:style-name="P1">(58,6,NULL),</text:p>
      <text:p text:style-name="P1">(59,6,NULL),</text:p>
      <text:p text:style-name="P1">(60,6,NULL),</text:p>
      <text:p text:style-name="P1">(61,7,NULL),</text:p>
      <text:p text:style-name="P1">(62,7,NULL),</text:p>
      <text:p text:style-name="P1">(63,7,NULL),</text:p>
      <text:p text:style-name="P1">(64,7,NULL),</text:p>
      <text:p text:style-name="P1">(65,7,NULL),</text:p>
      <text:p text:style-name="P1">(66,7,NULL),</text:p>
      <text:p text:style-name="P1">(67,7,NULL),</text:p>
      <text:p text:style-name="P1">(68,8,NULL),</text:p>
      <text:p text:style-name="P1">(69,8,NULL),</text:p>
      <text:p text:style-name="P1">(70,8,NULL),</text:p>
      <text:p text:style-name="P1">(71,8,NULL),</text:p>
      <text:p text:style-name="P1">(72,8,NULL),</text:p>
      <text:p text:style-name="P1">(73,8,NULL),</text:p>
      <text:p text:style-name="P1">(74,8,NULL),</text:p>
      <text:p text:style-name="P1">(75,8,NULL),</text:p>
      <text:p text:style-name="P1">(76,8,NULL),</text:p>
      <text:p text:style-name="P1">(77,8,NULL),</text:p>
      <text:p text:style-name="P1">(78,8,NULL),</text:p>
      <text:p text:style-name="P1">(79,8,NULL);</text:p>
      <text:p text:style-name="P1"/>
      <text:p text:style-name="P1"/>
      <text:p text:style-name="P1">CREATE TABLE `scorecard`(</text:p>
      <text:p text:style-name="P1">`scorecard_id` INT(10) NOT NULL AUTO_INCREMENT,</text:p>
      <text:p text:style-name="P1">`match_id` <text:s/>INT(10) NOT NULL,</text:p>
      <text:p text:style-name="P1">CONSTRAINT FK_scorematch FOREIGN KEY (match_id)</text:p>
      <text:p text:style-name="P1"><text:s text:c="4"/>REFERENCES matches(match_id),</text:p>
      <text:p text:style-name="P1">`team_id` <text:s/>INT(10) NOT NULL,</text:p>
      <text:p text:style-name="P1">CONSTRAINT FK_scorecardteam FOREIGN KEY (team_id)</text:p>
      <text:p text:style-name="P1"><text:s text:c="4"/>REFERENCES team(team_id),</text:p>
      <text:p text:style-name="P1">`players_id` <text:s/>INT(10) NOT NULL,</text:p>
      <text:p text:style-name="P1">CONSTRAINT FK_scoreplayers FOREIGN KEY (players_id)</text:p>
      <text:p text:style-name="P1"><text:s text:c="4"/>REFERENCES players(players_id),</text:p>
      <text:p text:style-name="P1">`scorecard_runsscored` INT(10) DEFAULT NULL,</text:p>
      <text:p text:style-name="P1"><text:soft-page-break/>`scorecard_noofballsfaced` INT(10) DEFAULT NULL,</text:p>
      <text:p text:style-name="P1">`scorecard_isout` TINYINT(1) DEFAULT NULL,</text:p>
      <text:p text:style-name="P1">`scorecard_batsmanorder` INT(10) NOT NULL,</text:p>
      <text:p text:style-name="P1">PRIMARY KEY (`scorecard_id`)</text:p>
      <text:p text:style-name="P1">);</text:p>
      <text:p text:style-name="P1"/>
      <text:p text:style-name="P1"/>
      <text:p text:style-name="P1">INSERT INTO scorecard</text:p>
      <text:p text:style-name="P1">(match_id,team_id,players_id,scorecard_runsscored,scorecard_noofballsfaced,scorecard_isout,scorecard_batsmanorder)</text:p>
      <text:p text:style-name="P1"/>
      <text:p text:style-name="P1">values</text:p>
      <text:p text:style-name="P1">-- Match1</text:p>
      <text:p text:style-name="P1">(1, 1 , 2 ,'50','65','0','1'),</text:p>
      <text:p text:style-name="P1">(1, 1 , 4 ,'10','12','0','2'),</text:p>
      <text:p text:style-name="P1">(1, 1 , 5 ,'88','30','1','3'),</text:p>
      <text:p text:style-name="P1">(1, 1 , 1 ,'5','13','1','4'),</text:p>
      <text:p text:style-name="P1">-- 2nd Innings</text:p>
      <text:p text:style-name="P1">(1, 4 , 34 ,'20','10','0','1'),</text:p>
      <text:p text:style-name="P1">(1, 4 , 35 ,'10','12','0','2'),</text:p>
      <text:p text:style-name="P1">(1, 4 , 36 ,'20','30','0','3'),</text:p>
      <text:p text:style-name="P1">(1, 4 , 37 ,'5','13','0','4'),</text:p>
      <text:p text:style-name="P1">(1, 4 , 38 ,'11','20','0','5'),</text:p>
      <text:p text:style-name="P1">(1, 4 , 39 ,'40','16','0','6'),</text:p>
      <text:p text:style-name="P1">(1, 4 , 40 ,'32','11','1','7'),</text:p>
      <text:p text:style-name="P1">(1, 4 , 41 ,'11','8','1','8'),</text:p>
      <text:p text:style-name="P1"/>
      <text:p text:style-name="P1">-- Match2</text:p>
      <text:p text:style-name="P1">(2, 2 , 12 ,'90','55','1','1'),</text:p>
      <text:p text:style-name="P1">(2, 2 , 13 ,'30','12','0','2'),</text:p>
      <text:p text:style-name="P1">(2, 2 , 14 ,'70','40','0','3'),</text:p>
      <text:p text:style-name="P1">(2, 2 , 15 ,'25','13','1','4'),</text:p>
      <text:p text:style-name="P1"/>
      <text:p text:style-name="P1">-- 2nd Innings</text:p>
      <text:p text:style-name="P1"/>
      <text:p text:style-name="P1">(2, 3 , 23 ,'105','50','1','1'),</text:p>
      <text:p text:style-name="P1">(2, 3 , 24 ,'70','40','0','2'),</text:p>
      <text:p text:style-name="P1">(2, 3 , 25 ,'30','30','1','3'),</text:p>
      <text:p text:style-name="P1"/>
      <text:p text:style-name="P1"/>
      <text:p text:style-name="P1">-- Match3</text:p>
      <text:p text:style-name="P1"/>
      <text:p text:style-name="P1">-- Aus 1st Innings</text:p>
      <text:p text:style-name="P1">(3, 2 , 12 ,'50','50','0','1'),</text:p>
      <text:p text:style-name="P1">(3, 2 , 13 ,'30','22','0','2'),</text:p>
      <text:p text:style-name="P1">(3, 2 , 14 ,'60','35','1','3'),</text:p>
      <text:p text:style-name="P1">(3, 2 , 15 ,'25','13','1','4'),</text:p>
      <text:p text:style-name="P1"/>
      <text:p text:style-name="P1">-- Ind 2nd Innings</text:p>
      <text:p text:style-name="P1"><text:soft-page-break/>(3, 1 , 1 ,'2','3','0','1'),</text:p>
      <text:p text:style-name="P1">(3, 1 , 2 ,'4','3','0','2'),</text:p>
      <text:p text:style-name="P1">(3, 1 , 3 ,'22','3','0','3'),</text:p>
      <text:p text:style-name="P1">(3, 1 , 4 ,'30','3','0','4'),</text:p>
      <text:p text:style-name="P1">(3, 1 , 5 ,'10','3','0','5'),</text:p>
      <text:p text:style-name="P1">(3, 1 , 6 ,'20','3','1','6'),</text:p>
      <text:p text:style-name="P1">(3, 1 , 7 ,'22','3','1','7'),</text:p>
      <text:p text:style-name="P1"/>
      <text:p text:style-name="P1"/>
      <text:p text:style-name="P1"/>
      <text:p text:style-name="P1">-- Match4</text:p>
      <text:p text:style-name="P1"/>
      <text:p text:style-name="P1">-- Aus 1st Innings</text:p>
      <text:p text:style-name="P1">(4, 2 , 12 ,'110','100','0','1'),</text:p>
      <text:p text:style-name="P1">(4, 2 , 13 ,'30','22','0','2'),</text:p>
      <text:p text:style-name="P1">(4, 2 , 14 ,'30','35','0','3'),</text:p>
      <text:p text:style-name="P1">(4, 2 , 15 ,'20','10','0','4'),</text:p>
      <text:p text:style-name="P1">(4, 2 , 16 ,'50','40','0','5'),</text:p>
      <text:p text:style-name="P1">(4, 2 , 17 ,'60','50','1','6'),</text:p>
      <text:p text:style-name="P1">(4, 2 , 18 ,'21','30','0','7'),</text:p>
      <text:p text:style-name="P1">(4, 2 , 19 ,'10','13','1','8'),</text:p>
      <text:p text:style-name="P1"/>
      <text:p text:style-name="P1"/>
      <text:p text:style-name="P1">-- Ind 2nd Innings</text:p>
      <text:p text:style-name="P1"/>
      <text:p text:style-name="P1">(4, 1 , 1 ,'181','120','1','1'),</text:p>
      <text:p text:style-name="P1">(4, 1 , 2 ,'100','80','0','2'),</text:p>
      <text:p text:style-name="P1">(4, 1 , 3 ,'30','100','1','3'),</text:p>
      <text:p text:style-name="P1"/>
      <text:p text:style-name="P1"/>
      <text:p text:style-name="P1">-- Match5</text:p>
      <text:p text:style-name="P1"/>
      <text:p text:style-name="P1">-- Pak 1st Innings</text:p>
      <text:p text:style-name="P1"/>
      <text:p text:style-name="P1">(5, 4 , 34 ,'50','60','0','1'),</text:p>
      <text:p text:style-name="P1">(5, 4 , 35 ,'20','50','0','2'),</text:p>
      <text:p text:style-name="P1">(5, 4 , 36 ,'10','15','0','3'),</text:p>
      <text:p text:style-name="P1">(5, 4 , 37 ,'22','33','0','4'),</text:p>
      <text:p text:style-name="P1">(5, 4 , 38 ,'33','44','0','5'),</text:p>
      <text:p text:style-name="P1">(5, 4 , 39 ,'12','30','0','6'),</text:p>
      <text:p text:style-name="P1">(5, 4 , 40 ,'7','10','0','7'),</text:p>
      <text:p text:style-name="P1">(5, 4 , 41 ,'8','10','0','8'),</text:p>
      <text:p text:style-name="P1">(5, 4 , 42 ,'45','26','0','9'),</text:p>
      <text:p text:style-name="P1">(5, 4 , 43 ,'11','10','0','10'),</text:p>
      <text:p text:style-name="P1">(5, 4 , 44 ,'0','4','1','11'),</text:p>
      <text:p text:style-name="P1"/>
      <text:p text:style-name="P1">-- Eng 2nd Innings</text:p>
      <text:p text:style-name="P1"/>
      <text:p text:style-name="P1"/>
      <text:p text:style-name="P1"><text:soft-page-break/>(5, 3 , 23 ,'50','80','0','1'),</text:p>
      <text:p text:style-name="P1">(5, 3 , 24 ,'60','65','0','2'),</text:p>
      <text:p text:style-name="P1">(5, 3 , 25 ,'55','72','0','3'),</text:p>
      <text:p text:style-name="P1">(5, 3 , 26 ,'25','20','1','4'),</text:p>
      <text:p text:style-name="P1">(5, 3 , 27 ,'20','30','1','5'),</text:p>
      <text:p text:style-name="P1"/>
      <text:p text:style-name="P1">-- Match6</text:p>
      <text:p text:style-name="P1"/>
      <text:p text:style-name="P1">-- Eng 1st Innings</text:p>
      <text:p text:style-name="P1">(6, 3 , 23 ,'100','80','0','1'),</text:p>
      <text:p text:style-name="P1">(6, 3 , 24 ,'50','65','0','2'),</text:p>
      <text:p text:style-name="P1">(6, 3 , 25 ,'50','72','0','3'),</text:p>
      <text:p text:style-name="P1">(6, 3 , 26 ,'50','20','1','4'),</text:p>
      <text:p text:style-name="P1">(6, 3 , 27 ,'50','63','1','5'),</text:p>
      <text:p text:style-name="P1"/>
      <text:p text:style-name="P1">-- Aus 2nd Innings</text:p>
      <text:p text:style-name="P1"/>
      <text:p text:style-name="P1">(6, 2 , 12 ,'110','100','0','1'),</text:p>
      <text:p text:style-name="P1">(6, 2 , 13 ,'30','50','0','2'),</text:p>
      <text:p text:style-name="P1">(6, 2 , 14 ,'30','55','0','3'),</text:p>
      <text:p text:style-name="P1">(6, 2 , 15 ,'20','45','1','4'), <text:s/></text:p>
      <text:p text:style-name="P1">(6, 2 , 16 ,'50','50','1','5'), </text:p>
      <text:p text:style-name="P1"/>
      <text:p text:style-name="P1"/>
      <text:p text:style-name="P1">-- IPL tournament</text:p>
      <text:p text:style-name="P1"/>
      <text:p text:style-name="P1">-- Match7</text:p>
      <text:p text:style-name="P1"/>
      <text:p text:style-name="P1">-- CSK 1st Innings</text:p>
      <text:p text:style-name="P1"/>
      <text:p text:style-name="P1">(7, 5 , 1 ,'60','50','0','1'), </text:p>
      <text:p text:style-name="P1">(7, 5 , 7 ,'20','30','0','2'), </text:p>
      <text:p text:style-name="P1">(7, 5 , 6 ,'50','22','1','3'), </text:p>
      <text:p text:style-name="P1">(7, 5 , 45 ,'30','18','1','4'), </text:p>
      <text:p text:style-name="P1"/>
      <text:p text:style-name="P1"/>
      <text:p text:style-name="P1">-- MI 2nd Innings</text:p>
      <text:p text:style-name="P1"/>
      <text:p text:style-name="P1">(7, 7 , 4 ,'10','5','0','1'), </text:p>
      <text:p text:style-name="P1">(7, 7 , 61 ,'3','10','0','2'), </text:p>
      <text:p text:style-name="P1">(7, 7 , 62,'5','4','0','3'), </text:p>
      <text:p text:style-name="P1">(7, 7 , 63,'11','30','0','4'), </text:p>
      <text:p text:style-name="P1">(7, 7 , 64,'27','24','0','5'), </text:p>
      <text:p text:style-name="P1">(7, 7 , 65,'23','20','0','6'), </text:p>
      <text:p text:style-name="P1">(7, 7 , 11,'22','12','0','7'), </text:p>
      <text:p text:style-name="P1">(7, 7 , 66,'8','2','0','8'), </text:p>
      <text:p text:style-name="P1">(7, 7 , 18,'0','4','0','9'), </text:p>
      <text:p text:style-name="P1">(7, 7 , 26,'8','4','1','10'), </text:p>
      <text:p text:style-name="P1">(7, 7 , 67,'21','5','0','11'), </text:p>
      <text:p text:style-name="P1"><text:soft-page-break/></text:p>
      <text:p text:style-name="P1">-- Match8</text:p>
      <text:p text:style-name="P1"/>
      <text:p text:style-name="P1">-- KKR 1st Innings</text:p>
      <text:p text:style-name="P1"/>
      <text:p text:style-name="P1">(8, 8 , 68 ,'70','50','1','1'), </text:p>
      <text:p text:style-name="P1">(8, 8 , 69 ,'30','30','0','2'), </text:p>
      <text:p text:style-name="P1">(8, 8 , 70 ,'60','40','1','3'), </text:p>
      <text:p text:style-name="P1"/>
      <text:p text:style-name="P1"/>
      <text:p text:style-name="P1">-- RCB 2nd Innings</text:p>
      <text:p text:style-name="P1"/>
      <text:p text:style-name="P1">(8, 6 , 5 ,'100','70','1','1'), </text:p>
      <text:p text:style-name="P1">(8, 6 , 53 ,'62','45','1','2'), </text:p>
      <text:p text:style-name="P1"/>
      <text:p text:style-name="P1">-- Match9</text:p>
      <text:p text:style-name="P1"/>
      <text:p text:style-name="P1">-- CSK 1st Innings</text:p>
      <text:p text:style-name="P1"/>
      <text:p text:style-name="P1">(9, 5 , 1 ,'3','4','0','1'), </text:p>
      <text:p text:style-name="P1">(9, 5 , 7 ,'100','80','1','2'), </text:p>
      <text:p text:style-name="P1">(9, 5 , 6 ,'80','36','1','3'), </text:p>
      <text:p text:style-name="P1"/>
      <text:p text:style-name="P1"/>
      <text:p text:style-name="P1">-- RCB 2nd Innings</text:p>
      <text:p text:style-name="P1"/>
      <text:p text:style-name="P1"/>
      <text:p text:style-name="P1">(9, 6 , 5 ,'5','10','0','0'), </text:p>
      <text:p text:style-name="P1">(9, 6 , 53 ,'6','10','0','0'), </text:p>
      <text:p text:style-name="P1">(9, 6 , 54 ,'10','16','0','0'), </text:p>
      <text:p text:style-name="P1">(9, 6 , 55 ,'15','20','0','0'), </text:p>
      <text:p text:style-name="P1">(9, 6 , 20,'24','10','0','0'), </text:p>
      <text:p text:style-name="P1">(9, 6 , 9 ,'40','15','0','0'), </text:p>
      <text:p text:style-name="P1">(9, 6 , 56 ,'4','5','0','0'), </text:p>
      <text:p text:style-name="P1">(9, 6 , 57 ,'5','10','0','0'), </text:p>
      <text:p text:style-name="P1">(9, 6 , 58 ,'3','5','0','0'), </text:p>
      <text:p text:style-name="P1">(9, 6 , 59 ,'23','10','0','1'), </text:p>
      <text:p text:style-name="P1">(9, 6 , 60 ,'10','9','0','1');</text:p>
      <text:p text:style-name="P1"/>
      <text:p text:style-name="P1"/>
      <text:p text:style-name="P1"/>
      <text:p text:style-name="P1">CREATE TABLE `wicket`(</text:p>
      <text:p text:style-name="P1">`wicket_id` INT(10) NOT NULL AUTO_INCREMENT,</text:p>
      <text:p text:style-name="P1">`match_id` <text:s/>INT(10) NOT NULL,</text:p>
      <text:p text:style-name="P1">CONSTRAINT FK_wicketmatch FOREIGN KEY (match_id)</text:p>
      <text:p text:style-name="P1"><text:s text:c="4"/>REFERENCES matches(match_id),</text:p>
      <text:p text:style-name="P1">`players_id` <text:s/>INT(10) NOT NULL,</text:p>
      <text:p text:style-name="P1">CONSTRAINT FK_wicketplayers FOREIGN KEY (players_id)</text:p>
      <text:p text:style-name="P1"><text:s text:c="4"/>REFERENCES players(players_id),</text:p>
      <text:p text:style-name="P1"><text:soft-page-break/>`team_id` <text:s/>INT(10) NOT NULL,</text:p>
      <text:p text:style-name="P1">CONSTRAINT FK_wicketteam FOREIGN KEY (team_id)</text:p>
      <text:p text:style-name="P1"><text:s text:c="4"/>REFERENCES team(team_id),</text:p>
      <text:p text:style-name="P1">`wicket_overbowled` INT(10) DEFAULT NULL,</text:p>
      <text:p text:style-name="P1">`wicket_taken` INT(10) DEFAULT NULL,</text:p>
      <text:p text:style-name="P1">PRIMARY KEY (`wicket_id`)</text:p>
      <text:p text:style-name="P1">);</text:p>
      <text:p text:style-name="P1"/>
      <text:p text:style-name="P1"/>
      <text:p text:style-name="P1"/>
      <text:p text:style-name="P1">INSERT INTO wicket</text:p>
      <text:p text:style-name="P1">(match_id, players_id, team_id, wicket_overbowled, wicket_taken)</text:p>
      <text:p text:style-name="P1">values</text:p>
      <text:p text:style-name="P1">-- Match1</text:p>
      <text:p text:style-name="P1">(1, 40, 4, '4', '0'),</text:p>
      <text:p text:style-name="P1">(1, 41, 4, '4', '0'),</text:p>
      <text:p text:style-name="P1">(1, 42, 4, '4', '1'),</text:p>
      <text:p text:style-name="P1">(1, 43, 4, '4', '1'),</text:p>
      <text:p text:style-name="P1">(1, 44, 4, '4', '0'),</text:p>
      <text:p text:style-name="P1"/>
      <text:p text:style-name="P1">(1, 7, 1, '4', '2'),</text:p>
      <text:p text:style-name="P1">(1, 8, 1, '4', '2'),</text:p>
      <text:p text:style-name="P1">(1, 9, 1, '4', '2'),</text:p>
      <text:p text:style-name="P1">(1, 10, 1, '4', '0'),</text:p>
      <text:p text:style-name="P1">(1, 11, 1, '4', '0'),</text:p>
      <text:p text:style-name="P1"/>
      <text:p text:style-name="P1">-- Match2</text:p>
      <text:p text:style-name="P1">(2, 29, 3, '4', '0'),</text:p>
      <text:p text:style-name="P1">(2, 30, 3, '4', '0'),</text:p>
      <text:p text:style-name="P1">(2, 31, 3, '4', '1'),</text:p>
      <text:p text:style-name="P1">(2, 32, 3, '4', '1'),</text:p>
      <text:p text:style-name="P1">(2, 33, 3, '4', '0'),</text:p>
      <text:p text:style-name="P1"/>
      <text:p text:style-name="P1">(2, 18, 2, '4', '0'),</text:p>
      <text:p text:style-name="P1">(2, 19, 2, '4', '0'),</text:p>
      <text:p text:style-name="P1">(2, 20, 2, '4', '1'),</text:p>
      <text:p text:style-name="P1">(2, 21, 2, '4', '0'),</text:p>
      <text:p text:style-name="P1">(2, 22, 2, '4', '0'),</text:p>
      <text:p text:style-name="P1"/>
      <text:p text:style-name="P1">-- Match3</text:p>
      <text:p text:style-name="P1"/>
      <text:p text:style-name="P1">-- Ind Bowling</text:p>
      <text:p text:style-name="P1">(3, 7, 1, '4', '1'),</text:p>
      <text:p text:style-name="P1">(3, 8, 1, '4', '1'),</text:p>
      <text:p text:style-name="P1">(3, 9, 1, '4', '0'),</text:p>
      <text:p text:style-name="P1">(3, 10, 1, '4', '0'),</text:p>
      <text:p text:style-name="P1">(3, 11, 1, '4', '0'),</text:p>
      <text:p text:style-name="P1">-- Aus Bowling</text:p>
      <text:p text:style-name="P1">(3, 18, 2, '4', '3'),</text:p>
      <text:p text:style-name="P1"><text:soft-page-break/>(3, 19, 2, '4', '0'),</text:p>
      <text:p text:style-name="P1">(3, 20, 2, '4', '1'),</text:p>
      <text:p text:style-name="P1">(3, 21, 2, '4', '0'),</text:p>
      <text:p text:style-name="P1">(3, 22, 2, '4', '0'),</text:p>
      <text:p text:style-name="P1"/>
      <text:p text:style-name="P1"/>
      <text:p text:style-name="P1">-- Match4</text:p>
      <text:p text:style-name="P1">-- Ind Bowling</text:p>
      <text:p text:style-name="P1">(4, 7, 1, '10', '1'),</text:p>
      <text:p text:style-name="P1">(4, 8, 1, '10', '1'),</text:p>
      <text:p text:style-name="P1">(4, 9, 1, '10', '0'),</text:p>
      <text:p text:style-name="P1">(4, 10, 1, '10', '0'),</text:p>
      <text:p text:style-name="P1">(4, 11, 1, '10', '4'),</text:p>
      <text:p text:style-name="P1">-- Aus Bowling</text:p>
      <text:p text:style-name="P1"/>
      <text:p text:style-name="P1">(4, 18, 2, '10', '0'),</text:p>
      <text:p text:style-name="P1">(4, 19, 2, '10', '0'),</text:p>
      <text:p text:style-name="P1">(4, 20, 2, '10', '0'), <text:s text:c="2"/></text:p>
      <text:p text:style-name="P1">(4, 21, 2, '10', '0'),</text:p>
      <text:p text:style-name="P1">(4, 22, 2, '10', '0'),</text:p>
      <text:p text:style-name="P1"/>
      <text:p text:style-name="P1"/>
      <text:p text:style-name="P1">-- Match5</text:p>
      <text:p text:style-name="P1">-- Eng Bowling</text:p>
      <text:p text:style-name="P1">(5, 26, 3, '10', '1'),</text:p>
      <text:p text:style-name="P1">(5, 27, 3, '6', '1'),</text:p>
      <text:p text:style-name="P1">(5, 28, 3, '6', '1'),</text:p>
      <text:p text:style-name="P1">(5, 29, 3, '5', '2'),</text:p>
      <text:p text:style-name="P1">(5, 30, 3, '8', '3'),</text:p>
      <text:p text:style-name="P1">(5, 31, 3, '5', '0'),</text:p>
      <text:p text:style-name="P1">(5, 32, 3, '4', '0'),</text:p>
      <text:p text:style-name="P1">(5, 33, 3, '4.4', '2'),</text:p>
      <text:p text:style-name="P1"/>
      <text:p text:style-name="P1"/>
      <text:p text:style-name="P1">-- Pak Bowling</text:p>
      <text:p text:style-name="P1">(5, 39, 4, '10', '2'),</text:p>
      <text:p text:style-name="P1">(5, 40, 4, '5', '1'),</text:p>
      <text:p text:style-name="P1">(5, 41, 4, '7', '0'),</text:p>
      <text:p text:style-name="P1">(5, 42, 4, '8', '0'),</text:p>
      <text:p text:style-name="P1">(5, 43, 4, '4.3','0'),</text:p>
      <text:p text:style-name="P1">(5, 44, 4, '10', '0'),</text:p>
      <text:p text:style-name="P1"/>
      <text:p text:style-name="P1">-- Match6</text:p>
      <text:p text:style-name="P1">-- Aus Bowling</text:p>
      <text:p text:style-name="P1"/>
      <text:p text:style-name="P1">(6, 17, 2, '10', '0'),</text:p>
      <text:p text:style-name="P1">(6, 18, 2, '10', '0'),</text:p>
      <text:p text:style-name="P1">(6, 19, 2, '5', '0'),</text:p>
      <text:p text:style-name="P1">(6, 20, 2, '5', '2'),</text:p>
      <text:p text:style-name="P1"><text:soft-page-break/>(6, 21, 2, '10', '0'),</text:p>
      <text:p text:style-name="P1">(6, 22, 2, '10', '0'),</text:p>
      <text:p text:style-name="P1"/>
      <text:p text:style-name="P1"/>
      <text:p text:style-name="P1">-- Eng Bowling</text:p>
      <text:p text:style-name="P1">(6, 26, 3, '10', '1'),</text:p>
      <text:p text:style-name="P1">(6, 27, 3, '6', '1'),</text:p>
      <text:p text:style-name="P1">(6, 28, 3, '6', '1'),</text:p>
      <text:p text:style-name="P1">(6, 29, 3, '5', '0'),</text:p>
      <text:p text:style-name="P1">(6, 30, 3, '8', '0'),</text:p>
      <text:p text:style-name="P1">(6, 31, 3, '5', '0'),</text:p>
      <text:p text:style-name="P1">(6, 32, 3, '4', '0'),</text:p>
      <text:p text:style-name="P1">(6, 33, 3, '6', '0'),</text:p>
      <text:p text:style-name="P1"/>
      <text:p text:style-name="P1"/>
      <text:p text:style-name="P1">-- IPL tournament</text:p>
      <text:p text:style-name="P1"/>
      <text:p text:style-name="P1">-- Match7</text:p>
      <text:p text:style-name="P1"/>
      <text:p text:style-name="P1">-- MI Bowling</text:p>
      <text:p text:style-name="P1"/>
      <text:p text:style-name="P1">(7, 11, 7, '4', '1'),</text:p>
      <text:p text:style-name="P1">(7, 66, 7, '4', '1'),</text:p>
      <text:p text:style-name="P1">(7, 18, 7, '4', '0'),</text:p>
      <text:p text:style-name="P1">(7, 26, 7, '4', '0'),</text:p>
      <text:p text:style-name="P1">(7, 67, 7, '4', '0'),</text:p>
      <text:p text:style-name="P1"/>
      <text:p text:style-name="P1"/>
      <text:p text:style-name="P1">-- CSK Bowling</text:p>
      <text:p text:style-name="P1">(7, 47, 5, '4', '2'),</text:p>
      <text:p text:style-name="P1">(7, 48, 5, '4', '2'),</text:p>
      <text:p text:style-name="P1">(7, 49, 5, '4', '1'),</text:p>
      <text:p text:style-name="P1">(7, 50, 5, '2', '3'),</text:p>
      <text:p text:style-name="P1">(7, 51, 5, '2', '2'),</text:p>
      <text:p text:style-name="P1">(7, 52, 5, '4', '0'),</text:p>
      <text:p text:style-name="P1"/>
      <text:p text:style-name="P1"/>
      <text:p text:style-name="P1">-- Match8</text:p>
      <text:p text:style-name="P1"/>
      <text:p text:style-name="P1">-- RCB Bowling</text:p>
      <text:p text:style-name="P1"/>
      <text:p text:style-name="P1">(8, 56, 6, '4', '1'),</text:p>
      <text:p text:style-name="P1">(8, 57, 6, '4', '0'),</text:p>
      <text:p text:style-name="P1">(8, 58, 6, '4', '0'),</text:p>
      <text:p text:style-name="P1">(8, 59, 6, '4', '0'),</text:p>
      <text:p text:style-name="P1">(8, 60, 6, '4', '0'),</text:p>
      <text:p text:style-name="P1"/>
      <text:p text:style-name="P1"/>
      <text:p text:style-name="P1">-- KKR Bowling</text:p>
      <text:p text:style-name="P1"><text:soft-page-break/></text:p>
      <text:p text:style-name="P1">(8, 75, 8, '4', '0'),</text:p>
      <text:p text:style-name="P1">(8, 76, 8, '4', '0'),</text:p>
      <text:p text:style-name="P1">(8, 77, 8, '4', '0'),</text:p>
      <text:p text:style-name="P1">(8, 78, 8, '4', '0'),</text:p>
      <text:p text:style-name="P1">(8, 79, 8, '3.1', '0'),</text:p>
      <text:p text:style-name="P1"/>
      <text:p text:style-name="P1"/>
      <text:p text:style-name="P1">-- Match9</text:p>
      <text:p text:style-name="P1"/>
      <text:p text:style-name="P1">-- RCB Bowling</text:p>
      <text:p text:style-name="P1"/>
      <text:p text:style-name="P1">(9, 56, 6, '4', '0'),</text:p>
      <text:p text:style-name="P1">(9, 57, 6, '4', '0'),</text:p>
      <text:p text:style-name="P1">(9, 58, 6, '4', '0'),</text:p>
      <text:p text:style-name="P1">(9, 59, 6, '4', '1'),</text:p>
      <text:p text:style-name="P1">(9, 60, 6, '4', '0'),</text:p>
      <text:p text:style-name="P1"/>
      <text:p text:style-name="P1"/>
      <text:p text:style-name="P1">-- CSK Bowling</text:p>
      <text:p text:style-name="P1"/>
      <text:p text:style-name="P1">(9, 7, 5, '2', '3'),</text:p>
      <text:p text:style-name="P1">(9, 6, 5, '2', '1'),</text:p>
      <text:p text:style-name="P1">(9, 45, 5, '4', '2'),</text:p>
      <text:p text:style-name="P1">(9, 46, 5, '2', '1'),</text:p>
      <text:p text:style-name="P1">(9, 47, 5, '1', '1'),</text:p>
      <text:p text:style-name="P1">(9, 48, 5, '2', '1'),</text:p>
      <text:p text:style-name="P1">(9, 49, 5, '3', '0'),</text:p>
      <text:p text:style-name="P1">(9, 50, 5, '4', '0');</text:p>
      <text:p text:style-name="P1"/>
      <text:p text:style-name="P1"/>
      <text:p text:style-name="P1">CREATE TABLE `matchsummary`(</text:p>
      <text:p text:style-name="P1"/>
      <text:p text:style-name="P1">`match_id` <text:s/>INT(10) NOT NULL,</text:p>
      <text:p text:style-name="P1">CONSTRAINT FK_matchsummarymatch FOREIGN KEY (match_id)</text:p>
      <text:p text:style-name="P1"><text:s text:c="4"/>REFERENCES matches(match_id),</text:p>
      <text:p text:style-name="P1">`matchsummary_battingfirst` INT(10) NOT NULL,</text:p>
      <text:p text:style-name="P1">CONSTRAINT FK_matchsummaryteam FOREIGN KEY (matchsummary_battingfirst)</text:p>
      <text:p text:style-name="P1"><text:s text:c="4"/>REFERENCES team(team_id),</text:p>
      <text:p text:style-name="P1">`matchsummary_firstInnings` INT(10) NOT NULL,</text:p>
      <text:p text:style-name="P1">`matchsummary_secondInnings` INT(10) NOT NULL,</text:p>
      <text:p text:style-name="P1">`matchsummary_winningteam` INT(10) NOT NULL,</text:p>
      <text:p text:style-name="P1">CONSTRAINT FK_matchsummarywinningteam FOREIGN KEY (matchsummary_winningteam)</text:p>
      <text:p text:style-name="P1"><text:s text:c="4"/>REFERENCES team(team_id),</text:p>
      <text:p text:style-name="P1">`matchsummary_playerofthematch` INT(10),</text:p>
      <text:p text:style-name="P1"><text:s/>CONSTRAINT FK_matchsummaryplayers FOREIGN KEY (matchsummary_playerofthematch)</text:p>
      <text:p text:style-name="P1"><text:s text:c="4"/>REFERENCES players(players_id)</text:p>
      <text:p text:style-name="P1">);</text:p>
      <text:p text:style-name="P1"/>
      <text:p text:style-name="P1"><text:soft-page-break/></text:p>
      <text:p text:style-name="P1">INSERT INTO matchsummary</text:p>
      <text:p text:style-name="P1">(match_id, matchsummary_battingfirst, matchsummary_firstInnings, matchsummary_secondInnings, </text:p>
      <text:p text:style-name="P1"><text:s text:c="2"/>matchsummary_winningteam, matchsummary_playerofthematch)</text:p>
      <text:p text:style-name="P1"/>
      <text:p text:style-name="P1">values</text:p>
      <text:p text:style-name="P1"/>
      <text:p text:style-name="P1">(1,1,'160','150',1,2),</text:p>
      <text:p text:style-name="P1">(2,2,'215','205',2,12),</text:p>
      <text:p text:style-name="P1">(3,2,'160','110',2,18),</text:p>
      <text:p text:style-name="P1">(4,2,'331','320',2,1),</text:p>
      <text:p text:style-name="P1">(5,4,'220','221',3,30),</text:p>
      <text:p text:style-name="P1">(6,3,'305','250',3,23),</text:p>
      <text:p text:style-name="P1">(7,5,'160','150',5,50),</text:p>
      <text:p text:style-name="P1">(8,8,'170','174',6,5),</text:p>
      <text:p text:style-name="P1">(9,5,'183','145',5,7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19:01:56.965000000</meta:creation-date>
    <dc:date>2017-08-14T19:02:30.753000000</dc:date>
    <meta:editing-duration>P0D</meta:editing-duration>
    <meta:editing-cycles>1</meta:editing-cycles>
    <meta:document-statistic meta:table-count="0" meta:image-count="0" meta:object-count="0" meta:page-count="17" meta:paragraph-count="652" meta:word-count="2123" meta:character-count="18217" meta:non-whitespace-character-count="16472"/>
    <meta:generator>LibreOffice/4.1.4.2$Windows_x86 LibreOffice_project/0a0440ccc0227ad9829de5f46be37cfb6edcf72</meta:generator>
  </office:meta>
</office:document-meta>
</file>